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 New Roman" fo:font-size="12.0pt"/>
    </style:style>
    <style:style style:name="P2" style:family="paragraph" style:parent-style-name="Standard">
      <style:text-properties style:font-name="Times New Roman" fo:font-size="12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 fo:color="#2a00ff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 fo:color="#008080"/>
    </style:style>
    <style:style style:name="P7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Courier New" fo:font-size="10.0pt"/>
    </style:style>
    <style:style style:name="P8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 fo:color="#3f7f7f"/>
    </style:style>
    <style:style style:name="P9" style:family="paragraph" style:parent-style-name="Standard">
      <style:text-properties style:font-name="Times" fo:font-size="10.0pt" fo:color="#008080"/>
    </style:style>
    <style:style style:name="P10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0.0pt" fo:color="#2a00ff"/>
    </style:style>
    <style:style style:name="P11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0.0pt" fo:color="#7f007f"/>
    </style:style>
    <style:style style:name="P12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0.0pt" fo:color="#00808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line-through-style="solid"/>
    </style:style>
    <style:style style:name="T3" style:family="text">
      <style:text-properties fo:color="#008080"/>
    </style:style>
    <style:style style:name="T4" style:family="text">
      <style:text-properties fo:color="#3f7f7f"/>
    </style:style>
    <style:style style:name="T5" style:family="text">
      <style:text-properties fo:color="#7f007f"/>
    </style:style>
    <style:style style:name="T6" style:family="text">
      <style:text-properties fo:color="#000000"/>
    </style:style>
    <style:style style:name="T7" style:family="text">
      <style:text-properties fo:font-style="italic" fo:font-style-asian="italic" fo:font-style-complex="italic"/>
    </style:style>
    <style:style style:name="T8" style:family="text">
      <style:text-properties fo:font-style="italic" fo:font-style-asian="italic" fo:font-style-complex="italic" fo:color="#2a00ff"/>
    </style:style>
    <style:style style:name="T9" style:family="text">
      <style:text-properties style:font-name="Times" fo:font-size="10.0pt" fo:font-size-asian="10.0pt" fo:font-size-complex="10.0pt" fo:color="#008080"/>
    </style:style>
    <style:style style:name="T10" style:family="text">
      <style:text-properties style:font-name="Times New Roman" fo:font-size="12.0pt" fo:font-size-asian="12.0pt" fo:font-size-complex="12.0pt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  <text:list-style style:name="L3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  <text:list-style style:name="L4">
      <text:list-level-style-bullet text:level="1" text:bullet-char="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1">Demandware Certification Questions</text:p>
      <text:p text:style-name="P2"/>
      <text:list text:style-name="L1">
        <text:list-item>
          <text:p text:style-name="P3"><text:span text:style-name="T1">Global</text:span></text:p>
        </text:list-item>
      </text:list>
      <text:list text:style-name="L2">
        <text:list-item>
          <text:p text:style-name="P3">A Realm is a Demandware instance used only by developers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Sandbox instance</text:p>
        </text:list-item>
        <text:list-item>
          <text:p text:style-name="P3">a) is a customer's live storefront </text:p>
        </text:list-item>
        <text:list-item>
          <text:p text:style-name="P3">b) used for code testing (T)</text:p>
        </text:list-item>
        <text:list-item>
          <text:p text:style-name="P3"/>
        </text:list-item>
        <text:list-item>
          <text:p text:style-name="P3">Production instance</text:p>
        </text:list-item>
        <text:list-item>
          <text:p text:style-name="P3">a) is a customer's live storefront (T)</text:p>
        </text:list-item>
        <text:list-item>
          <text:p text:style-name="P3">b) used for code testing </text:p>
        </text:list-item>
        <text:list-item>
          <text:p text:style-name="P3"/>
        </text:list-item>
        <text:list-item>
          <text:p text:style-name="P3">Merchants use Business Manager to manage products and catalogs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Staging is for? </text:p>
        </text:list-item>
        <text:list-item>
          <text:p text:style-name="P3">a) merchants (T)</text:p>
        </text:list-item>
        <text:list-item>
          <text:p text:style-name="P3"/>
        </text:list-item>
        <text:list-item>
          <text:p text:style-name="P3">Development is for? </text:p>
        </text:list-item>
        <text:list-item>
          <text:p text:style-name="P3">a) QA/Testing <text:s/>(T)</text:p>
        </text:list-item>
        <text:list-item>
          <text:p text:style-name="P3"/>
        </text:list-item>
        <text:list-item>
          <text:p text:style-name="P3">The SIG contains which instances? </text:p>
        </text:list-item>
        <text:list-item>
          <text:p text:style-name="P3">a) sandboxes (T)</text:p>
        </text:list-item>
        <text:list-item>
          <text:p text:style-name="P3"/>
        </text:list-item>
        <text:list-item>
          <text:p text:style-name="P3">The acronym SIG means? </text:p>
        </text:list-item>
        <text:list-item>
          <text:p text:style-name="P3">a) Secondary Instance Group (T)</text:p>
        </text:list-item>
        <text:list-item>
          <text:p text:style-name="P3"/>
        </text:list-item>
        <text:list-item>
          <text:p text:style-name="P3">The acronym PIG means? </text:p>
        </text:list-item>
        <text:list-item>
          <text:p text:style-name="P3">a) Primary Instance Group (T)</text:p>
        </text:list-item>
        <text:list-item>
          <text:p text:style-name="P3"/>
        </text:list-item>
        <text:list-item>
          <text:p text:style-name="P3">You can import SiteGenesis through site import at any time without risk? </text:p>
        </text:list-item>
        <text:list-item>
          <text:p text:style-name="P3">a) true</text:p>
        </text:list-item>
        <text:list-item>
          <text:p text:style-name="P3">b) false (T)</text:p>
        </text:list-item>
      </text:list>
      <text:p text:style-name="P2"/>
      <text:p text:style-name="P2"/>
      <text:list text:style-name="L1">
        <text:list-item>
          <text:p text:style-name="P3"><text:span text:style-name="T1">Catalog</text:span></text:p>
        </text:list-item>
      </text:list>
      <text:list text:style-name="L3">
        <text:list-item>
          <text:p text:style-name="P3">Catalog can be shared across sites / all sites have access to a catalog.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>Preferences have scope for </text:p>
        </text:list-item>
        <text:list-item>
          <text:p text:style-name="P3">a) Site (T)</text:p>
        </text:list-item>
        <text:list-item>
          <text:p text:style-name="P3">b) Organization (F)</text:p>
        </text:list-item>
        <text:list-item>
          <text:p text:style-name="P3"/>
        </text:list-item>
        <text:list-item>
          <text:p text:style-name="P3">A site must have one and only one site catalog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Master catalog can contain catalogs with different categories and products.</text:p>
          <text:list>
            <text:list-item>
              <text:p text:style-name="P4">True</text:p>
            </text:list-item>
          </text:list>
        </text:list-item>
      </text:list>
      <text:p text:style-name="P2"/>
      <text:p text:style-name="P2"/>
      <text:list text:style-name="L1">
        <text:list-item>
          <text:p text:style-name="P3"><text:span text:style-name="T1">Product Search</text:span></text:p>
        </text:list-item>
      </text:list>
      <text:list text:style-name="L2">
        <text:list-item>
          <text:p text:style-name="P3">Reindex in BM is good for:</text:p>
        </text:list-item>
        <text:list-item>
          <text:p text:style-name="P3">a) Searching products (T)</text:p>
        </text:list-item>
      </text:list>
      <text:p text:style-name="P2"/>
      <text:p text:style-name="P2"/>
      <text:p text:style-name="P2"/>
      <text:list text:style-name="L1">
        <text:list-item>
          <text:p text:style-name="P3"><text:span text:style-name="T1">Slots</text:span></text:p>
        </text:list-item>
      </text:list>
      <text:list text:style-name="L2">
        <text:list-item>
          <text:p text:style-name="P3">We can not add new slots through BM only in source code</text:p>
        </text:list-item>
        <text:list-item>
          <text:p text:style-name="P3">Slots are defined inside .isml templates via &lt;isslot tags</text:p>
        </text:list-item>
        <text:list-item>
          <text:p text:style-name="P3">Slots must have rendering templates defined</text:p>
        </text:list-item>
        <text:list-item>
          <text:p text:style-name="P3">Context of slot can be Category and Global.</text:p>
        </text:list-item>
      </text:list>
      <text:list text:style-name="L2">
        <text:list-item>
          <text:p text:style-name="P3"/>
        </text:list-item>
      </text:list>
      <text:list text:style-name="L1">
        <text:list-item>
          <text:p text:style-name="P3"><text:span text:style-name="T1">Assets</text:span></text:p>
        </text:list-item>
      </text:list>
      <text:p text:style-name="P2"/>
      <text:p text:style-name="P2"/>
      <text:list text:style-name="L1">
        <text:list-item>
          <text:p text:style-name="P3"><text:span text:style-name="T1">Pipelines</text:span></text:p>
        </text:list-item>
      </text:list>
      <text:list text:style-name="L2">
        <text:list-item>
          <text:p text:style-name="P3">Difference between call and jump nodes is that jump node:</text:p>
        </text:list-item>
        <text:list-item>
          <text:p text:style-name="P3">a) Does not continue execution of the calling pipelet (T)</text:p>
        </text:list-item>
        <text:list-item>
          <text:p text:style-name="P3"/>
        </text:list-item>
        <text:list-item>
          <text:p text:style-name="P3">Call nodes can call Private and Public Start nodes<text:span text:style-name="T2">.</text:span></text:p>
        </text:list-item>
        <text:list-item>
          <text:p text:style-name="P3"/>
        </text:list-item>
        <text:list-item>
          <text:p text:style-name="P3">Start node can be Private and Public, <text:span text:style-name="T2">not Protected.</text:span></text:p>
        </text:list-item>
        <text:list-item>
          <text:p text:style-name="P3"/>
        </text:list-item>
        <text:list-item>
          <text:p text:style-name="P3">Demandware script that is in another cartridge must be called like</text:p>
        </text:list-item>
        <text:list-item>
          <text:p text:style-name="P3">a) cartridge_xyz:outsideScript.ds (T)</text:p>
        </text:list-item>
        <text:list-item>
          <text:p text:style-name="P3"/>
        </text:list-item>
        <text:list-item>
          <text:p text:style-name="P3">What pipelines are used for rendering generated storefront pages:</text:p>
        </text:list-item>
        <text:list-item>
          <text:p text:style-name="P3">a) Search-Show </text:p>
        </text:list-item>
        <text:list-item>
          <text:p text:style-name="P3">b) Product-Show</text:p>
        </text:list-item>
        <text:list-item>
          <text:p text:style-name="P3">c) Newsletter-Show(F)</text:p>
        </text:list-item>
        <text:list-item>
          <text:p text:style-name="P3">d) Cart-Show (F)</text:p>
        </text:list-item>
        <text:list-item>
          <text:p text:style-name="P3">e) Content-Show</text:p>
        </text:list-item>
        <text:list-item>
          <text:p text:style-name="P3">f) <text:s/>Page-Show</text:p>
        </text:list-item>
        <text:list-item>
          <text:p text:style-name="P3">g) <text:s/>all of the above (F)</text:p>
        </text:list-item>
        <text:list-item>
          <text:p text:style-name="P3"/>
        </text:list-item>
        <text:list-item>
          <text:p text:style-name="P3">Pipeline drawing. What will happen if template test.isml exists in cartridge x and template folder/test.isml exists in cartidge y, and cartridge path is x:y...</text:p>
        </text:list-item>
        <text:list-item>
          <text:p text:style-name="P3">a) error</text:p>
        </text:list-item>
        <text:list-item>
          <text:p text:style-name="P3">b) xxx</text:p>
        </text:list-item>
        <text:list-item>
          <text:p text:style-name="P3">c) Pipeline will execute successfully (T)</text:p>
        </text:list-item>
        <text:list-item>
          <text:p text:style-name="P3"/>
        </text:list-item>
        <text:list-item>
          <text:p text:style-name="P3">Pipeline drawing. What template will be rendered if test.isml exists in cartridge x and template folder/test.isml exists in cartidge y, and cartridge path is x:y...<text:line-break/>a) error</text:p>
        </text:list-item>
        <text:list-item>
          <text:p text:style-name="P3">b) xxx</text:p>
        </text:list-item>
        <text:list-item>
          <text:p text:style-name="P3">c) Template folder/test will be rendered (T)</text:p>
        </text:list-item>
        <text:list-item>
          <text:p text:style-name="P3">d) Template test will be rendered (F)</text:p>
        </text:list-item>
        <text:list-item>
          <text:p text:style-name="P3"/>
        </text:list-item>
        <text:list-item>
          <text:p text:style-name="P3">Each pipeline must have?</text:p>
        </text:list-item>
        <text:list-item>
          <text:p text:style-name="P3">a) at least a join node and a transition node</text:p>
        </text:list-item>
        <text:list-item>
          <text:p text:style-name="P3">b) at least one start node and a jump node</text:p>
        </text:list-item>
        <text:list-item>
          <text:p text:style-name="P3">c) at least a start node and an interaction node</text:p>
        </text:list-item>
        <text:list-item>
          <text:p text:style-name="P3">d) B or C (T)</text:p>
        </text:list-item>
        <text:list-item>
          <text:p text:style-name="P3"/>
        </text:list-item>
        <text:list-item>
          <text:p text:style-name="P3">The pipeline dictionary holds the following default objects?</text:p>
        </text:list-item>
        <text:list-item>
          <text:p text:style-name="P3">a) GlobalDefault</text:p>
        </text:list-item>
        <text:list-item>
          <text:p text:style-name="P3">b) CurrentHttpParameterTable, CurrentScope, CurrentRequest, CurrentForms, CurrentPipeline</text:p>
        </text:list-item>
        <text:list-item>
          <text:p text:style-name="P3">c) CurrentHttpParameterMap, CurrentSession, CurrentRequest, CurrentForms, CurrentCustomer (T)</text:p>
        </text:list-item>
        <text:list-item>
          <text:p text:style-name="P3">d) CurrentCustomer, CurrentSession, CurrentRequestor, CurrentFormValue, CurrentHTTPParameterMap </text:p>
        </text:list-item>
        <text:list-item>
          <text:p text:style-name="P3"/>
        </text:list-item>
        <text:list-item>
          <text:p text:style-name="P3">We can have more than one transaction commits in one Pipeline.</text:p>
        </text:list-item>
        <text:list-item>
          <text:p text:style-name="P3"/>
        </text:list-item>
        <text:list-item>
          <text:p text:style-name="P3">Interaction and Interaction Continue nodes render templates.</text:p>
        </text:list-item>
        <text:list-item>
          <text:p text:style-name="P3"/>
        </text:list-item>
        <text:list-item>
          <text:p text:style-name="P3">You can modify the functions of a demandware pipelet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A script pipelet has full access to the demandware script api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>An interaction node displays a form to a page? </text:p>
        </text:list-item>
        <text:list-item>
          <text:p text:style-name="P3">a) true</text:p>
        </text:list-item>
        <text:list-item>
          <text:p text:style-name="P3">b) false (the interaction-continue node does) (T)</text:p>
        </text:list-item>
        <text:list-item>
          <text:p text:style-name="P3"/>
        </text:list-item>
        <text:list-item>
          <text:p text:style-name="P3">A transition node named 'next' will continue pipeline logic if a form has been successfully validated for a 'subscribe' action to occur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UpdateObjectWithForm can update any object even if it is not persistent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UpdateFormWithObject will update any form fields where the binding matches the object attributes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</text:list>
      <text:p text:style-name="P2"/>
      <text:p text:style-name="P2"/>
      <text:list text:style-name="L1">
        <text:list-item>
          <text:p text:style-name="P3"><text:span text:style-name="T1">BM</text:span></text:p>
        </text:list-item>
      </text:list>
      <text:list text:style-name="L2">
        <text:list-item>
          <text:p text:style-name="P3">In order to define another job in Integration Framework</text:p>
        </text:list-item>
        <text:list-item>
          <text:p text:style-name="P3">CustomObject must be created</text:p>
        </text:list-item>
        <text:list-item>
          <text:p text:style-name="P3"/>
        </text:list-item>
        <text:list-item>
          <text:p text:style-name="P3">Effective cartridge path is:</text:p>
        </text:list-item>
        <text:list-item>
          <text:p text:style-name="P3">app:app_RichUI:int_test:bc_api:bc_core</text:p>
        </text:list-item>
        <text:list-item>
          <text:p text:style-name="P3"/>
        </text:list-item>
        <text:list-item>
          <text:p text:style-name="P3">Pipeline profiler in BM is good for:</text:p>
        </text:list-item>
        <text:list-item>
          <text:p text:style-name="P3">a) Detecting bottlenecks and monitoring performance (T)</text:p>
        </text:list-item>
        <text:list-item>
          <text:p text:style-name="P3"/>
        </text:list-item>
        <text:list-item>
          <text:p text:style-name="P3">.iis and .xyz reports .. ?</text:p>
        </text:list-item>
        <text:list-item>
          <text:p text:style-name="P3">a) Pipeline (Ili neki) NekaRec Report (T) </text:p>
        </text:list-item>
        <text:list-item>
          <text:p text:style-name="P3">b) Something Daily (F)</text:p>
        </text:list-item>
        <text:list-item>
          <text:p text:style-name="P3">c) Something Journal (F)</text:p>
        </text:list-item>
        <text:list-item>
          <text:p text:style-name="P3"/>
        </text:list-item>
        <text:list-item>
          <text:p text:style-name="P3">You can view all files in a cartridge located on a demandware server from the business manager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What Storefront Toolkit tool helps you to troubleshoot pipeline execution errors? </text:p>
        </text:list-item>
        <text:list-item>
          <text:p text:style-name="P3">a) Request Logs <text:s/>(T)</text:p>
        </text:list-item>
        <text:list-item>
          <text:p text:style-name="P3"/>
        </text:list-item>
        <text:list-item>
          <text:p text:style-name="P3">What are the three things that developers should do when creating a new site? </text:p>
        </text:list-item>
        <text:list-item>
          <text:p text:style-name="P3">1. disable cache (T)</text:p>
        </text:list-item>
        <text:list-item>
          <text:p text:style-name="P3">2. configure cartridge path (T)</text:p>
        </text:list-item>
        <text:list-item>
          <text:p text:style-name="P3">3. reindex search (T)</text:p>
        </text:list-item>
        <text:list-item>
          <text:p text:style-name="P3"/>
        </text:list-item>
        <text:list-item>
          <text:p text:style-name="P3">What are the steps that should be followed when import SiteGenesis over an existing site? </text:p>
        </text:list-item>
        <text:list-item>
          <text:p text:style-name="P3">1. export current site to zip <text:s/>(T)</text:p>
        </text:list-item>
        <text:list-item>
          <text:p text:style-name="P3">2. delete existing site (T)</text:p>
        </text:list-item>
        <text:list-item>
          <text:p text:style-name="P3">3. re-import SiteGenesis (T)</text:p>
        </text:list-item>
        <text:list-item>
          <text:p text:style-name="P3">4. import the export from step 1 <text:s/>(T)</text:p>
        </text:list-item>
        <text:list-item>
          <text:p text:style-name="P3"/>
        </text:list-item>
        <text:list-item>
          <text:p text:style-name="P3">What protocols are supported for simple feeds?</text:p>
        </text:list-item>
        <text:list-item>
          <text:p text:style-name="P3">a) FTP</text:p>
        </text:list-item>
        <text:list-item>
          <text:p text:style-name="P3">b) WEBDAV</text:p>
        </text:list-item>
        <text:list-item>
          <text:p text:style-name="P3">c) SFTP</text:p>
        </text:list-item>
        <text:list-item>
          <text:p text:style-name="P3">d) WEBDAV &amp; (S)FTP <text:s text:c="4"/>(T)</text:p>
        </text:list-item>
        <text:list-item>
          <text:p text:style-name="P3"/>
        </text:list-item>
        <text:list-item>
          <text:p text:style-name="P3">Do integration frameworks let you monitor the jobs? </text:p>
        </text:list-item>
        <text:list-item>
          <text:p text:style-name="P3">a) true (T)</text:p>
        </text:list-item>
        <text:list-item>
          <text:p text:style-name="P3">b) false</text:p>
        </text:list-item>
      </text:list>
      <text:p text:style-name="P2"/>
      <text:list text:style-name="L2">
        <text:list-item>
          <text:p text:style-name="P3">Is the integration framework the only way to create jobs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>What are the different log levels? </text:p>
        </text:list-item>
        <text:list-item>
          <text:p text:style-name="P3">- debug, info, warn, error, fatal </text:p>
        </text:list-item>
      </text:list>
      <text:p text:style-name="P2"/>
      <text:p text:style-name="P2"/>
      <text:p text:style-name="P2"/>
      <text:p text:style-name="P2"/>
      <text:p text:style-name="P2"/>
      <text:list text:style-name="L1">
        <text:list-item>
          <text:p text:style-name="P3"><text:span text:style-name="T1">2.<text:tab/>Cache</text:span></text:p>
        </text:list-item>
      </text:list>
      <text:list text:style-name="L3">
        <text:list-item>
          <text:p text:style-name="P3">How to cache page for 1h and 30min?</text:p>
        </text:list-item>
        <text:list-item>
          <text:p text:style-name="P5"><text:span text:style-name="T3">&lt;</text:span><text:span text:style-name="T4">iscache</text:span><text:span text:style-name="T3"><text:s/></text:span><text:span text:style-name="T5">type</text:span><text:span text:style-name="T6">=</text:span><text:span text:style-name="T7">"relative"</text:span><text:span text:style-name="T3"><text:s/></text:span><text:span text:style-name="T5">minute</text:span><text:span text:style-name="T6">=</text:span><text:span text:style-name="T7">"90"</text:span><text:span text:style-name="T3">/&gt;</text:span></text:p>
        </text:list-item>
        <text:list-item>
          <text:p text:style-name="P6"/>
        </text:list-item>
        <text:list-item>
          <text:p text:style-name="P3">How to cache personalized page (distinct user)?</text:p>
        </text:list-item>
        <text:list-item>
          <text:p text:style-name="P5"><text:span text:style-name="T3">&lt;</text:span><text:span text:style-name="T4">iscache</text:span><text:span text:style-name="T3"><text:s/></text:span><text:span text:style-name="T5">type</text:span><text:span text:style-name="T6">=</text:span><text:span text:style-name="T7">"relative"</text:span><text:span text:style-name="T3"><text:s/></text:span><text:span text:style-name="T5">minute</text:span><text:span text:style-name="T6">=</text:span><text:span text:style-name="T7">"30"</text:span><text:span text:style-name="T3"><text:s/></text:span><text:span text:style-name="T5">varyby</text:span><text:span text:style-name="T6">=</text:span><text:span text:style-name="T7">"price_promotion"</text:span><text:span text:style-name="T3">/&gt;</text:span></text:p>
        </text:list-item>
        <text:list-item>
          <text:p text:style-name="P6"/>
        </text:list-item>
        <text:list-item>
          <text:p text:style-name="P3">What is used for separate cache for called template?</text:p>
        </text:list-item>
        <text:list-item>
          <text:p text:style-name="P3">Remote Include (T)</text:p>
        </text:list-item>
        <text:list-item>
          <text:p text:style-name="P3"/>
        </text:list-item>
        <text:list-item>
          <text:p text:style-name="P3">In template template.isml you have to include template mytemplate.isml with different cache settings. Pipeline GenerateTemplate-Show generates template mytemplate.isml.</text:p>
          <text:list>
            <text:list-item>
              <text:p text:style-name="P7">&lt;isinclude url="${URLUtils.url('GenerateTemplate-Show','tid', 'mytemplate.isml')}"&gt;</text:p>
            </text:list-item>
            <text:list-item>
              <text:p text:style-name="P7">&lt;isinclude url="${URLUtils.url('GenerateTemplate-Show')}"&gt;</text:p>
            </text:list-item>
            <text:list-item>
              <text:p text:style-name="P7"/>
            </text:list-item>
          </text:list>
        </text:list-item>
        <text:list-item>
          <text:p text:style-name="P3">Reports that contain cache statistic, number of hits, misses, and number of stored in cache:</text:p>
          <text:list>
            <text:list-item>
              <text:p text:style-name="P4">Pipeline Usage Report</text:p>
            </text:list-item>
            <text:list-item>
              <text:p text:style-name="P4">Pipeline Runtime Report</text:p>
            </text:list-item>
          </text:list>
        </text:list-item>
      </text:list>
      <text:p text:style-name="P2"/>
      <text:p text:style-name="P2"/>
      <text:list text:style-name="L1">
        <text:list-item>
          <text:p text:style-name="P3"><text:span text:style-name="T1">Isml templating</text:span></text:p>
        </text:list-item>
      </text:list>
      <text:list text:style-name="L2">
        <text:list-item>
          <text:p text:style-name="P3">What is the name of the pipeline in the following script?</text:p>
        </text:list-item>
        <text:list-item>
          <text:p text:style-name="P5"><text:span text:style-name="T3">&lt;</text:span><text:span text:style-name="T4">a</text:span><text:span text:style-name="T6"><text:s/></text:span><text:span text:style-name="T5">class</text:span><text:span text:style-name="T6">=</text:span><text:span text:style-name="T7">"tooltip"</text:span><text:span text:style-name="T6"><text:s/></text:span><text:span text:style-name="T5">href</text:span><text:span text:style-name="T6">=</text:span><text:span text:style-name="T7">"${URLUtils.url('CustomerService-Show')}? param='xyz'"</text:span><text:span text:style-name="T3">&gt;</text:span></text:p>
        </text:list-item>
        <text:list-item>
          <text:p text:style-name="P6"/>
        </text:list-item>
        <text:list-item>
          <text:p text:style-name="P3">To decorate the template with pt_test.isml</text:p>
        </text:list-item>
        <text:list-item>
          <text:p text:style-name="P8"><text:span text:style-name="T3">&lt;</text:span>isdecorate<text:span text:style-name="T6"><text:s/></text:span><text:span text:style-name="T5">template</text:span><text:span text:style-name="T6">=</text:span><text:span text:style-name="T8">"pt_test"</text:span><text:span text:style-name="T3">&gt;</text:span></text:p>
        </text:list-item>
        <text:list-item>
          <text:p text:style-name="P6"/>
        </text:list-item>
        <text:list-item>
          <text:p text:style-name="P3">What ISML tag is used to create a loop statement? </text:p>
        </text:list-item>
        <text:list-item>
          <text:p text:style-name="P3">&lt;isloop/&gt;</text:p>
        </text:list-item>
      </text:list>
      <text:p text:style-name="P9"/>
      <text:list text:style-name="L2">
        <text:list-item>
          <text:p text:style-name="P3">To stop the loop iteration we use<text:span text:style-name="T9">:</text:span></text:p>
        </text:list-item>
        <text:list-item>
          <text:p text:style-name="P8"><text:span text:style-name="T3">&lt;</text:span>isbreak/&gt;</text:p>
        </text:list-item>
        <text:list-item>
          <text:p text:style-name="P8"/>
        </text:list-item>
        <text:list-item>
          <text:p text:style-name="P3">What ISML tag is used to create a variable? </text:p>
        </text:list-item>
        <text:list-item>
          <text:p text:style-name="P3">&lt;isset/&gt;</text:p>
        </text:list-item>
        <text:list-item>
          <text:p text:style-name="P3"/>
        </text:list-item>
        <text:list-item>
          <text:p text:style-name="P3">What are the three isset scopes? </text:p>
        </text:list-item>
        <text:list-item>
          <text:p text:style-name="P3">a) session, request, page (T)</text:p>
        </text:list-item>
        <text:list-item>
          <text:p text:style-name="P3"/>
        </text:list-item>
        <text:list-item>
          <text:p text:style-name="P3">What is the default isset scope? </text:p>
        </text:list-item>
        <text:list-item>
          <text:p text:style-name="P3">a) session (T)</text:p>
        </text:list-item>
        <text:list-item>
          <text:p text:style-name="P3"/>
        </text:list-item>
        <text:list-item>
          <text:p text:style-name="P3">Describe isset session scope. </text:p>
        </text:list-item>
        <text:list-item>
          <text:p text:style-name="P3">a) available through the whole session </text:p>
        </text:list-item>
        <text:list-item>
          <text:p text:style-name="P3"/>
        </text:list-item>
        <text:list-item>
          <text:p text:style-name="P3">Describe isset pdict scope. </text:p>
        </text:list-item>
        <text:list-item>
          <text:p text:style-name="P3">a) available while a pipeline executes, might involve multiple requests when used with Interaction Continue nodes </text:p>
        </text:list-item>
        <text:list-item>
          <text:p text:style-name="P3"/>
        </text:list-item>
        <text:list-item>
          <text:p text:style-name="P3">Describe isset request scope. </text:p>
        </text:list-item>
        <text:list-item>
          <text:p text:style-name="P3">a) available through a request-response cycle </text:p>
        </text:list-item>
        <text:list-item>
          <text:p text:style-name="P3"/>
        </text:list-item>
        <text:list-item>
          <text:p text:style-name="P3">Describe isset page scope. </text:p>
        </text:list-item>
        <text:list-item>
          <text:p text:style-name="P3">a) available for a specific page, and its locally included pages </text:p>
        </text:list-item>
        <text:list-item>
          <text:p text:style-name="P3"/>
        </text:list-item>
        <text:list-item>
          <text:p text:style-name="P3">What ISML tag is used to format output to a page? </text:p>
        </text:list-item>
        <text:list-item>
          <text:p text:style-name="P3">&lt;isprint/&gt;</text:p>
        </text:list-item>
        <text:list-item>
          <text:p text:style-name="P3"/>
        </text:list-item>
        <text:list-item>
          <text:p text:style-name="P3">What ISML tag is used to include a local template? </text:p>
        </text:list-item>
        <text:list-item>
          <text:p text:style-name="P3">&lt;isinclude/&gt;</text:p>
        </text:list-item>
        <text:list-item>
          <text:p text:style-name="P3"/>
        </text:list-item>
        <text:list-item>
          <text:p text:style-name="P3">The &lt;isinputfield&gt; is a custom tag used to populate form field attributes? </text:p>
        </text:list-item>
        <text:list-item>
          <text:p text:style-name="P3">a) true (T)</text:p>
        </text:list-item>
        <text:list-item>
          <text:p text:style-name="P3">b) false</text:p>
        </text:list-item>
      </text:list>
      <text:p text:style-name="P2"/>
      <text:list text:style-name="L2">
        <text:list-item>
          <text:p text:style-name="P3">How does &lt;isprint&gt; preserve the markup of an HTML slot? </text:p>
        </text:list-item>
        <text:list-item>
          <text:p text:style-name="P3">a) setting encoding="off" <text:s/>(T)</text:p>
        </text:list-item>
        <text:list-item>
          <text:p text:style-name="P3"/>
        </text:list-item>
        <text:list-item>
          <text:p text:style-name="P3">Where is &lt;isslot&gt; to be placed in templates? </text:p>
        </text:list-item>
        <text:list-item>
          <text:p text:style-name="P3">a) anywhere (T)</text:p>
        </text:list-item>
        <text:list-item>
          <text:p text:style-name="P8"/>
        </text:list-item>
        <text:list-item>
          <text:p text:style-name="P3">How to properly call method getCatalog in isscript block and store in variable test</text:p>
        </text:list-item>
        <text:list-item>
          <text:p text:style-name="P3">a) var <text:s/>test = dw.catalog.Catalog.getCatalog(); (T)</text:p>
        </text:list-item>
        <text:list-item>
          <text:p text:style-name="P3">b) xxxx </text:p>
        </text:list-item>
        <text:list-item>
          <text:p text:style-name="P3">c) importPackage(dw.catalog);</text:p>
        </text:list-item>
        <text:list-item>
          <text:p text:style-name="P3">var test = Catalog.getCatalog(); (T)</text:p>
        </text:list-item>
        <text:list-item>
          <text:p text:style-name="P3">d) yyyy</text:p>
        </text:list-item>
        <text:list-item>
          <text:p text:style-name="P3"/>
        </text:list-item>
        <text:list-item>
          <text:p text:style-name="P3">What package is automatically imported into a demandware script? </text:p>
        </text:list-item>
        <text:list-item>
          <text:p text:style-name="P3">a) TopLevel (T)</text:p>
        </text:list-item>
        <text:list-item>
          <text:p text:style-name="P3"/>
        </text:list-item>
        <text:list-item>
          <text:p text:style-name="P3">What two packages are automatically imported into an isml? </text:p>
        </text:list-item>
        <text:list-item>
          <text:p text:style-name="P3">a) TopLevel, dw.web (T)</text:p>
        </text:list-item>
        <text:list-item>
          <text:p text:style-name="P3"/>
        </text:list-item>
        <text:list-item>
          <text:p text:style-name="P3">The base class used to represent any type of item to be included in the calculation of totals is LineItem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What are the protocols supported by export job </text:p>
        </text:list-item>
        <text:list-item>
          <text:p text:style-name="P3">a) Sftp (Ftp) (T)</text:p>
        </text:list-item>
        <text:list-item>
          <text:p text:style-name="P3">b) xxxxx</text:p>
        </text:list-item>
        <text:list-item>
          <text:p text:style-name="P3">c) WebDav (T)</text:p>
        </text:list-item>
        <text:list-item>
          <text:p text:style-name="P3"/>
        </text:list-item>
        <text:list-item>
          <text:p text:style-name="P3">What html input line submits default action from form X to server</text:p>
        </text:list-item>
        <text:list-item>
          <text:p text:style-name="P3">&lt;input type=”submit” name=”${pdict.CurrentForms.X..htmlName}”/&gt;</text:p>
        </text:list-item>
        <text:list-item>
          <text:p text:style-name="P3"/>
        </text:list-item>
        <text:list-item>
          <text:p text:style-name="P3">List variable scopes from widest to narrowest </text:p>
        </text:list-item>
        <text:list-item>
          <text:p text:style-name="P3">- organization, site, session, pdict, request, page, slotcontent, isloop </text:p>
        </text:list-item>
        <text:list-item>
          <text:p text:style-name="P3"/>
        </text:list-item>
        <text:list-item>
          <text:p text:style-name="P3"/>
        </text:list-item>
      </text:list>
      <text:list text:style-name="L4">
        <text:list-item>
          <text:p text:style-name="P3"/>
        </text:list-item>
      </text:list>
      <text:list text:style-name="L1">
        <text:list-item>
          <text:p text:style-name="P3"><text:span text:style-name="T1">DWScript</text:span></text:p>
        </text:list-item>
        <text:list-item>
          <text:p text:style-name="P3"/>
        </text:list-item>
      </text:list>
      <text:list text:style-name="L3">
        <text:list-item>
          <text:p text:style-name="P3">Which statement stores number 23 in test variable</text:p>
        </text:list-item>
        <text:list-item>
          <text:p text:style-name="P5"><text:span text:style-name="T3">&lt;</text:span><text:span text:style-name="T4">isset</text:span><text:span text:style-name="T5"><text:s/>name</text:span><text:span text:style-name="T6">=</text:span><text:span text:style-name="T7">"test"</text:span><text:span text:style-name="T6"><text:s/></text:span><text:span text:style-name="T5">value</text:span><text:span text:style-name="T6">=</text:span><text:span text:style-name="T7">"${23}"</text:span><text:span text:style-name="T6"><text:s/></text:span><text:span text:style-name="T5">scope</text:span><text:span text:style-name="T6">=</text:span><text:span text:style-name="T7">"page"</text:span><text:span text:style-name="T3">/&gt;</text:span></text:p>
        </text:list-item>
        <text:list-item>
          <text:p text:style-name="P3"/>
        </text:list-item>
        <text:list-item>
          <text:p text:style-name="P3">You do not need to fully qualify a folder path when importing a script into a script file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6"/>
        </text:list-item>
        <text:list-item>
          <text:p text:style-name="P3">How can you declare input/output parameters for pipelet script:</text:p>
          <text:list>
            <text:list-item>
              <text:p text:style-name="P4">with @input and @output in the beginning comment.</text:p>
            </text:list-item>
            <text:list-item>
              <text:p text:style-name="P4"/>
            </text:list-item>
          </text:list>
        </text:list-item>
        <text:list-item>
          <text:p text:style-name="P3">To implement explicit transactions you use the beginTransaction() method in a script pipelet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When using web services, what does the instance of the dw.rpc.WebReference represent?</text:p>
        </text:list-item>
        <text:list-item>
          <text:p text:style-name="P3">a) The Web Service</text:p>
        </text:list-item>
        <text:list-item>
          <text:p text:style-name="P3">b) The package compiled from the wsdl (T)</text:p>
        </text:list-item>
        <text:list-item>
          <text:p text:style-name="P3">c) The wsdl</text:p>
        </text:list-item>
        <text:list-item>
          <text:p text:style-name="P3">d) The remote procedure call </text:p>
        </text:list-item>
        <text:list-item>
          <text:p text:style-name="P3"/>
        </text:list-item>
        <text:list-item>
          <text:p text:style-name="P3">What is the difference site preferences and global preferences? </text:p>
        </text:list-item>
        <text:list-item>
          <text:p text:style-name="P3">- global preferences are available through dw.system.OrganizationPreferences and are available <text:tab/>to any site within the organization. site preferences are available through <text:tab/>dw.system.SitePreferences and are available to any pipeline executing as part of a site. </text:p>
        </text:list-item>
      </text:list>
      <text:p text:style-name="P2"/>
      <text:p text:style-name="P9"><text:tab/><text:tab/></text:p>
      <text:list text:style-name="L1">
        <text:list-item>
          <text:p text:style-name="P3"><text:span text:style-name="T1">Custom Objects</text:span></text:p>
        </text:list-item>
      </text:list>
      <text:list text:style-name="L2">
        <text:list-item>
          <text:p text:style-name="P3">Custom Object attribute must be defined in BM in Order to be stored in database. </text:p>
        </text:list-item>
        <text:list-item>
          <text:p text:style-name="P3"/>
        </text:list-item>
        <text:list-item>
          <text:p text:style-name="P3">Custom objects are the only way to store custom data in demandware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Custom objects need primary keys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Custom object instances can only be created in Business Manager? </text:p>
        </text:list-item>
        <text:list-item>
          <text:p text:style-name="P3">a) true</text:p>
        </text:list-item>
        <text:list-item>
          <text:p text:style-name="P3">b) false (T)</text:p>
        </text:list-item>
      </text:list>
      <text:p text:style-name="P2"/>
      <text:p text:style-name="P2"/>
      <text:list text:style-name="L1">
        <text:list-item>
          <text:p text:style-name="P3"><text:span text:style-name="T1">Session</text:span></text:p>
        </text:list-item>
      </text:list>
      <text:list text:style-name="L2">
        <text:list-item>
          <text:p text:style-name="P3">Question?</text:p>
        </text:list-item>
        <text:list-item>
          <text:p text:style-name="P5"><text:span text:style-name="T3">&lt;</text:span><text:span text:style-name="T4">isset</text:span><text:span text:style-name="T6"><text:s/></text:span><text:span text:style-name="T5">name</text:span><text:span text:style-name="T6">=</text:span><text:span text:style-name="T7">"store"</text:span><text:span text:style-name="T6"><text:s/></text:span><text:span text:style-name="T5">value</text:span><text:span text:style-name="T6">=</text:span><text:span text:style-name="T7">"xyz"</text:span><text:span text:style-name="T6"><text:s/></text:span><text:span text:style-name="T5">scope</text:span><text:span text:style-name="T6">=</text:span><text:span text:style-name="T7">"session"</text:span><text:span text:style-name="T3">/&gt; (T)</text:span></text:p>
        </text:list-item>
        <text:list-item>
          <text:p text:style-name="P5"><text:span text:style-name="T3">&lt;</text:span><text:span text:style-name="T4">isssesion</text:span><text:span text:style-name="T6"><text:s/></text:span><text:span text:style-name="T5">name</text:span><text:span text:style-name="T6">=</text:span><text:span text:style-name="T7">"store"</text:span><text:span text:style-name="T6"><text:s/></text:span><text:span text:style-name="T5">value</text:span><text:span text:style-name="T6">=</text:span><text:span text:style-name="T7">"xyz"</text:span><text:span text:style-name="T6"><text:s/></text:span><text:span text:style-name="T3">/&gt; (F)</text:span></text:p>
        </text:list-item>
        <text:list-item>
          <text:p text:style-name="P6"/>
        </text:list-item>
        <text:list-item>
          <text:p text:style-name="P3">How to acces variable from isscript properly</text:p>
        </text:list-item>
        <text:list-item>
          <text:p text:style-name="P5"><text:span text:style-name="T3">&lt;</text:span><text:span text:style-name="T4">isset</text:span><text:span text:style-name="T6"><text:s/></text:span><text:span text:style-name="T5">name</text:span><text:span text:style-name="T6">=</text:span><text:span text:style-name="T7">"myVar"</text:span><text:span text:style-name="T6"><text:s/></text:span><text:span text:style-name="T5">value</text:span><text:span text:style-name="T6">=</text:span><text:span text:style-name="T7">"test"</text:span><text:span text:style-name="T6"><text:s/></text:span><text:span text:style-name="T5">scope</text:span><text:span text:style-name="T6">=</text:span><text:span text:style-name="T7">"session"</text:span><text:span text:style-name="T3">/&gt;</text:span></text:p>
        </text:list-item>
        <text:list-item>
          <text:p text:style-name="P3">a) ${myVar} (F)</text:p>
        </text:list-item>
        <text:list-item>
          <text:p text:style-name="P3">b) ${pdict.session.custom.myVar}</text:p>
        </text:list-item>
        <text:list-item>
          <text:p text:style-name="P3">c) ${session.custom.myVar} (T)</text:p>
        </text:list-item>
        <text:list-item>
          <text:p text:style-name="P3">d) ${pdict.myVar}</text:p>
        </text:list-item>
      </text:list>
      <text:p text:style-name="P2"/>
      <text:list text:style-name="L1">
        <text:list-item>
          <text:p text:style-name="P3"><text:span text:style-name="T1">Forms</text:span></text:p>
        </text:list-item>
      </text:list>
      <text:list text:style-name="L3">
        <text:list-item>
          <text:p text:style-name="P3">UpdateObjectWithForm script will fail when there is:</text:p>
        </text:list-item>
        <text:list-item>
          <text:p text:style-name="P3">a) Mapping object is null</text:p>
        </text:list-item>
        <text:list-item>
          <text:p text:style-name="P3">b) There are unmatched attributes in the Form</text:p>
        </text:list-item>
        <text:list-item>
          <text:p text:style-name="P3">c) There are no defined attributes in the Object</text:p>
        </text:list-item>
        <text:list-item>
          <text:p text:style-name="P3">d) All of the above (T)</text:p>
        </text:list-item>
        <text:list-item>
          <text:p text:style-name="P3"/>
        </text:list-item>
        <text:list-item>
          <text:p text:style-name="P3">If the Form validation fails:</text:p>
        </text:list-item>
        <text:list-item>
          <text:p text:style-name="P3">a) Exited will be the next action (T)</text:p>
        </text:list-item>
        <text:list-item>
          <text:p text:style-name="P3">b) execution error will be thrown (F)</text:p>
        </text:list-item>
        <text:list-item>
          <text:p text:style-name="P3">c) …</text:p>
        </text:list-item>
        <text:list-item>
          <text:p text:style-name="P3"/>
        </text:list-item>
        <text:list-item>
          <text:p text:style-name="P3">What are the types validated in Form (2 are incorrect)</text:p>
        </text:list-item>
        <text:list-item>
          <text:p text:style-name="P3">a) RegExp (T)</text:p>
        </text:list-item>
        <text:list-item>
          <text:p text:style-name="P3">b) Number ?</text:p>
        </text:list-item>
        <text:list-item>
          <text:p text:style-name="P3">c) Integer ?</text:p>
        </text:list-item>
        <text:list-item>
          <text:p text:style-name="P3">d) Date (T)</text:p>
        </text:list-item>
        <text:list-item>
          <text:p text:style-name="P3">e) Value (T)</text:p>
        </text:list-item>
        <text:list-item>
          <text:p text:style-name="P3">f) All of the above</text:p>
        </text:list-item>
        <text:list-item>
          <text:p text:style-name="P3"/>
        </text:list-item>
        <text:list-item>
          <text:p text:style-name="P3">What error messages can be localized in form field?</text:p>
        </text:list-item>
        <text:list-item>
          <text:p text:style-name="P3">a) value_error (T)</text:p>
        </text:list-item>
        <text:list-item>
          <text:p text:style-name="P3">b) range_error (T)</text:p>
        </text:list-item>
        <text:list-item>
          <text:p text:style-name="P3">c) missing_error (T)</text:p>
        </text:list-item>
        <text:list-item>
          <text:p text:style-name="P3">d) parse_error (T)</text:p>
        </text:list-item>
        <text:list-item>
          <text:p text:style-name="P3">Mandatory validation action definition form ...?</text:p>
          <text:list>
            <text:list-item>
              <text:p text:style-name="P10"><text:span text:style-name="T3">&lt;</text:span><text:span text:style-name="T4">action</text:span><text:span text:style-name="T10"><text:s/></text:span><text:span text:style-name="T5">formid</text:span><text:span text:style-name="T6">=</text:span><text:span text:style-name="T7">"selectAddress"</text:span><text:span text:style-name="T10"><text:s/></text:span><text:span text:style-name="T5">valid-form</text:span><text:span text:style-name="T6">=</text:span><text:span text:style-name="T7">"true"</text:span><text:span text:style-name="T3">/&gt;</text:span></text:p>
            </text:list-item>
          </text:list>
        </text:list-item>
        <text:list-item>
          <text:p text:style-name="P3"/>
        </text:list-item>
        <text:list-item>
          <text:p text:style-name="P3">How to set if form should be validated on action</text:p>
          <text:list>
            <text:list-item>
              <text:p text:style-name="P11"><text:span text:style-name="T3">&lt;</text:span><text:span text:style-name="T4">action</text:span><text:span text:style-name="T6"><text:s/></text:span>formid<text:span text:style-name="T6">=</text:span><text:span text:style-name="T8">"save"</text:span><text:span text:style-name="T6"><text:s/></text:span>valid-form<text:span text:style-name="T6">=</text:span><text:span text:style-name="T8">"true"</text:span><text:span text:style-name="T3">/&gt;</text:span></text:p>
            </text:list-item>
            <text:list-item>
              <text:p text:style-name="P12"/>
            </text:list-item>
          </text:list>
        </text:list-item>
        <text:list-item>
          <text:p text:style-name="P3">To automatically transfer values from html form to Form Object we use:</text:p>
        </text:list-item>
        <text:list-item>
          <text:p text:style-name="P3">a) binding (T)</text:p>
        </text:list-item>
        <text:list-item>
          <text:p text:style-name="P3"/>
        </text:list-item>
        <text:list-item>
          <text:p text:style-name="P3">ClearFormElement clears </text:p>
          <text:list>
            <text:list-item>
              <text:p text:style-name="P4">In session instance of form – False</text:p>
            </text:list-item>
            <text:list-item>
              <text:p text:style-name="P4">resets the in-memory form instance <text:s/>-TRUE</text:p>
            </text:list-item>
          </text:list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  <meta:initial-creator>Z </meta:initial-creator>
  </office:meta>
</office:document-meta>
</file>